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-O3</text:p>
          </table:table-cell>
          <table:table-cell table:number-columns-repeated="2"/>
          <table:table-cell office:value-type="string" calcext:value-type="string">
            <text:p>-g -D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 1</text:p>
          </table:table-cell>
          <table:table-cell office:value-type="string" calcext:value-type="string">
            <text:p>clone 1</text:p>
          </table:table-cell>
          <table:table-cell/>
          <table:table-cell office:value-type="string" calcext:value-type="string">
            <text:p>fork 1</text:p>
          </table:table-cell>
          <table:table-cell office:value-type="string" calcext:value-type="string">
            <text:p>clone 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218198" calcext:value-type="float">
            <text:p>0.218198</text:p>
          </table:table-cell>
          <table:table-cell office:value-type="float" office:value="0.048219" calcext:value-type="float">
            <text:p>0.048219</text:p>
          </table:table-cell>
          <table:table-cell/>
          <table:table-cell office:value-type="float" office:value="0.221535" calcext:value-type="float">
            <text:p>0.221535</text:p>
          </table:table-cell>
          <table:table-cell office:value-type="float" office:value="0.053684" calcext:value-type="float">
            <text:p>0.053684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042" calcext:value-type="float">
            <text:p>0.001042</text:p>
          </table:table-cell>
        </table:table-row>
        <table:table-row table:style-name="ro1">
          <table:table-cell office:value-type="string" calcext:value-type="string">
            <text:p>zegar</text:p>
          </table:table-cell>
          <table:table-cell office:value-type="float" office:value="0.549504" calcext:value-type="float">
            <text:p>0.549504</text:p>
          </table:table-cell>
          <table:table-cell office:value-type="float" office:value="0.071416" calcext:value-type="float">
            <text:p>0.071416</text:p>
          </table:table-cell>
          <table:table-cell/>
          <table:table-cell office:value-type="float" office:value="0.507907" calcext:value-type="float">
            <text:p>0.507907</text:p>
          </table:table-cell>
          <table:table-cell office:value-type="float" office:value="0.082115" calcext:value-type="float">
            <text:p>0.082115</text:p>
          </table:table-cell>
        </table:table-row>
        <table:table-row table:style-name="ro1">
          <table:table-cell/>
          <table:table-cell office:value-type="string" calcext:value-type="string">
            <text:p>fork 2</text:p>
          </table:table-cell>
          <table:table-cell office:value-type="string" calcext:value-type="string">
            <text:p>clone 2</text:p>
          </table:table-cell>
          <table:table-cell/>
          <table:table-cell office:value-type="string" calcext:value-type="string">
            <text:p>fork 2</text:p>
          </table:table-cell>
          <table:table-cell office:value-type="string" calcext:value-type="string">
            <text:p>clone 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201469" calcext:value-type="float">
            <text:p>0.201469</text:p>
          </table:table-cell>
          <table:table-cell office:value-type="float" office:value="0.047832" calcext:value-type="float">
            <text:p>0.047832</text:p>
          </table:table-cell>
          <table:table-cell/>
          <table:table-cell office:value-type="float" office:value="0.231946" calcext:value-type="float">
            <text:p>0.231946</text:p>
          </table:table-cell>
          <table:table-cell office:value-type="float" office:value="0.049758" calcext:value-type="float">
            <text:p>0.04975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192" calcext:value-type="float">
            <text:p>0.00192</text:p>
          </table:table-cell>
          <table:table-cell/>
          <table:table-cell office:value-type="float" office:value="0.003145" calcext:value-type="float">
            <text:p>0.003145</text:p>
          </table:table-cell>
          <table:table-cell office:value-type="float" office:value="0.001016" calcext:value-type="float">
            <text:p>0.001016</text:p>
          </table:table-cell>
        </table:table-row>
        <table:table-row table:style-name="ro1">
          <table:table-cell office:value-type="string" calcext:value-type="string">
            <text:p>zegar</text:p>
          </table:table-cell>
          <table:table-cell office:value-type="float" office:value="0.460672" calcext:value-type="float">
            <text:p>0.460672</text:p>
          </table:table-cell>
          <table:table-cell office:value-type="float" office:value="0.07328" calcext:value-type="float">
            <text:p>0.07328</text:p>
          </table:table-cell>
          <table:table-cell/>
          <table:table-cell office:value-type="float" office:value="0.539734" calcext:value-type="float">
            <text:p>0.539734</text:p>
          </table:table-cell>
          <table:table-cell office:value-type="float" office:value="0.081403" calcext:value-type="float">
            <text:p>0.081403</text:p>
          </table:table-cell>
        </table:table-row>
        <table:table-row table:style-name="ro1">
          <table:table-cell/>
          <table:table-cell office:value-type="string" calcext:value-type="string">
            <text:p>fork 3</text:p>
          </table:table-cell>
          <table:table-cell office:value-type="string" calcext:value-type="string">
            <text:p>clone 3</text:p>
          </table:table-cell>
          <table:table-cell/>
          <table:table-cell office:value-type="string" calcext:value-type="string">
            <text:p>fork 3</text:p>
          </table:table-cell>
          <table:table-cell office:value-type="string" calcext:value-type="string">
            <text:p>clone 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167849" calcext:value-type="float">
            <text:p>0.167849</text:p>
          </table:table-cell>
          <table:table-cell office:value-type="float" office:value="0.049377" calcext:value-type="float">
            <text:p>0.049377</text:p>
          </table:table-cell>
          <table:table-cell/>
          <table:table-cell office:value-type="float" office:value="0.192474" calcext:value-type="float">
            <text:p>0.192474</text:p>
          </table:table-cell>
          <table:table-cell office:value-type="float" office:value="0.048771" calcext:value-type="float">
            <text:p>0.04877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42" calcext:value-type="float">
            <text:p>0.000042</text:p>
          </table:table-cell>
          <table:table-cell/>
          <table:table-cell office:value-type="float" office:value="0.000959" calcext:value-type="float">
            <text:p>0.000959</text:p>
          </table:table-cell>
          <table:table-cell office:value-type="float" office:value="0.000972" calcext:value-type="float">
            <text:p>0.000972</text:p>
          </table:table-cell>
        </table:table-row>
        <table:table-row table:style-name="ro1">
          <table:table-cell office:value-type="string" calcext:value-type="string">
            <text:p>zegar</text:p>
          </table:table-cell>
          <table:table-cell office:value-type="float" office:value="0.411838" calcext:value-type="float">
            <text:p>0.411838</text:p>
          </table:table-cell>
          <table:table-cell office:value-type="float" office:value="0.074123" calcext:value-type="float">
            <text:p>0.074123</text:p>
          </table:table-cell>
          <table:table-cell/>
          <table:table-cell office:value-type="float" office:value="0.411635" calcext:value-type="float">
            <text:p>0.411635</text:p>
          </table:table-cell>
          <table:table-cell office:value-type="float" office:value="0.07567" calcext:value-type="float">
            <text:p>0.07567</text:p>
          </table:table-cell>
        </table:table-row>
        <table:table-row table:style-name="ro1">
          <table:table-cell/>
          <table:table-cell office:value-type="string" calcext:value-type="string">
            <text:p>avg fork</text:p>
          </table:table-cell>
          <table:table-cell office:value-type="string" calcext:value-type="string">
            <text:p>avg clone</text:p>
          </table:table-cell>
          <table:table-cell/>
          <table:table-cell office:value-type="string" calcext:value-type="string">
            <text:p>avg fork</text:p>
          </table:table-cell>
          <table:table-cell office:value-type="string" calcext:value-type="string">
            <text:p>avg clone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([.B12]+[.B8]+[.B4])/3" office:value-type="float" office:value="0.195838666666667" calcext:value-type="float">
            <text:p>0.195838666666667</text:p>
          </table:table-cell>
          <table:table-cell table:formula="of:=([.C12]+[.C8]+[.C4])/3" office:value-type="float" office:value="0.048476" calcext:value-type="float">
            <text:p>0.048476</text:p>
          </table:table-cell>
          <table:table-cell/>
          <table:table-cell table:formula="of:=([.E12]+[.E8]+[.E4])/3" office:value-type="float" office:value="0.215318333333333" calcext:value-type="float">
            <text:p>0.215318333333333</text:p>
          </table:table-cell>
          <table:table-cell table:formula="of:=([.F12]+[.F8]+[.F4])/3" office:value-type="float" office:value="0.0507376666666667" calcext:value-type="float">
            <text:p>0.050737666666666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([.B13]+[.B9]+[.B5])/3" office:value-type="float" office:value="0.00132833333333333" calcext:value-type="float">
            <text:p>0.00132833333333333</text:p>
          </table:table-cell>
          <table:table-cell table:formula="of:=([.C13]+[.C9]+[.C5])/3" office:value-type="float" office:value="0.000654" calcext:value-type="float">
            <text:p>0.000654</text:p>
          </table:table-cell>
          <table:table-cell/>
          <table:table-cell table:formula="of:=([.E13]+[.E9]+[.E5])/3" office:value-type="float" office:value="0.001368" calcext:value-type="float">
            <text:p>0.001368</text:p>
          </table:table-cell>
          <table:table-cell table:formula="of:=([.F13]+[.F9]+[.F5])/3" office:value-type="float" office:value="0.00101" calcext:value-type="float">
            <text:p>0.00101</text:p>
          </table:table-cell>
        </table:table-row>
        <table:table-row table:style-name="ro1">
          <table:table-cell office:value-type="string" calcext:value-type="string">
            <text:p>zegar</text:p>
          </table:table-cell>
          <table:table-cell table:formula="of:=([.B14]+[.B10]+[.B6])/3" office:value-type="float" office:value="0.474004666666667" calcext:value-type="float">
            <text:p>0.474004666666667</text:p>
          </table:table-cell>
          <table:table-cell table:formula="of:=([.C14]+[.C10]+[.C6])/3" office:value-type="float" office:value="0.0729396666666667" calcext:value-type="float">
            <text:p>0.0729396666666667</text:p>
          </table:table-cell>
          <table:table-cell/>
          <table:table-cell table:formula="of:=([.E14]+[.E10]+[.E6])/3" office:value-type="float" office:value="0.486425333333333" calcext:value-type="float">
            <text:p>0.486425333333333</text:p>
          </table:table-cell>
          <table:table-cell table:formula="of:=([.F14]+[.F10]+[.F6])/3" office:value-type="float" office:value="0.0797293333333333" calcext:value-type="float">
            <text:p>0.079729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51:58.976576815</meta:creation-date>
    <dc:date>2025-10-13T10:48:29.412405364</dc:date>
    <meta:editing-duration>PT46M1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